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/>
          <table:table-cell office:value-type="string" calcext:value-type="string">
            <text:p>wf_snap_f0</text:p>
          </table:table-cell>
          <table:table-cell table:formula="of:=(2048*3+2)*4" office:value-type="float" office:value="24584" calcext:value-type="float">
            <text:p>24584</text:p>
          </table:table-cell>
        </table:table-row>
        <table:table-row table:style-name="ro3">
          <table:table-cell/>
          <table:table-cell office:value-type="string" calcext:value-type="string">
            <text:p>wf_snap_f1</text:p>
          </table:table-cell>
          <table:table-cell table:formula="of:=(2048*3+2)*4" office:value-type="float" office:value="24584" calcext:value-type="float">
            <text:p>24584</text:p>
          </table:table-cell>
        </table:table-row>
        <table:table-row table:style-name="ro3">
          <table:table-cell/>
          <table:table-cell office:value-type="string" calcext:value-type="string">
            <text:p>wf_snap_f1_bis</text:p>
          </table:table-cell>
          <table:table-cell table:formula="of:=(2048*3+2)*4" office:value-type="float" office:value="24584" calcext:value-type="float">
            <text:p>24584</text:p>
          </table:table-cell>
        </table:table-row>
        <table:table-row table:style-name="ro3">
          <table:table-cell/>
          <table:table-cell office:value-type="string" calcext:value-type="string">
            <text:p>wf_snap_f1_norm</text:p>
          </table:table-cell>
          <table:table-cell table:formula="of:=(2048*3+2)*4" office:value-type="float" office:value="24584" calcext:value-type="float">
            <text:p>24584</text:p>
          </table:table-cell>
        </table:table-row>
        <table:table-row table:style-name="ro3">
          <table:table-cell/>
          <table:table-cell office:value-type="string" calcext:value-type="string">
            <text:p>wf_snap_f2</text:p>
          </table:table-cell>
          <table:table-cell table:formula="of:=(2048*3+2)*4" office:value-type="float" office:value="24584" calcext:value-type="float">
            <text:p>24584</text:p>
          </table:table-cell>
        </table:table-row>
        <table:table-row table:style-name="ro3">
          <table:table-cell/>
          <table:table-cell office:value-type="string" calcext:value-type="string">
            <text:p>wf_snap_f2_bis</text:p>
          </table:table-cell>
          <table:table-cell table:formula="of:=(2048*3+2)*4" office:value-type="float" office:value="24584" calcext:value-type="float">
            <text:p>24584</text:p>
          </table:table-cell>
        </table:table-row>
        <table:table-row table:style-name="ro3">
          <table:table-cell/>
          <table:table-cell office:value-type="string" calcext:value-type="string">
            <text:p>wf_snap_f2_norm</text:p>
          </table:table-cell>
          <table:table-cell table:formula="of:=(2048*3+2)*4" office:value-type="float" office:value="24584" calcext:value-type="float">
            <text:p>24584</text:p>
          </table:table-cell>
        </table:table-row>
        <table:table-row table:style-name="ro3">
          <table:table-cell/>
          <table:table-cell office:value-type="string" calcext:value-type="string">
            <text:p>wf_snap_f3</text:p>
          </table:table-cell>
          <table:table-cell table:formula="of:=(2048*3+2)*4" office:value-type="float" office:value="24584" calcext:value-type="float">
            <text:p>24584</text:p>
          </table:table-cell>
        </table:table-row>
        <table:table-row table:style-name="ro3">
          <table:table-cell/>
          <table:table-cell office:value-type="string" calcext:value-type="string">
            <text:p>wf_snap_f3_bis</text:p>
          </table:table-cell>
          <table:table-cell table:formula="of:=(2048*3+2)*4" office:value-type="float" office:value="24584" calcext:value-type="float">
            <text:p>24584</text:p>
          </table:table-cell>
        </table:table-row>
        <table:table-row table:style-name="ro3">
          <table:table-cell/>
          <table:table-cell office:value-type="string" calcext:value-type="string">
            <text:p>wf_snap_f3_light</text:p>
          </table:table-cell>
          <table:table-cell table:formula="of:=2048*6" office:value-type="float" office:value="12288" calcext:value-type="float">
            <text:p>12288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0_0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0_1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0_a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0_b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0_c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0_d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0_e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0_f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0_g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0_h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0_0_bis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0_1_bis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1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1_bis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2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1">
          <table:table-cell/>
          <table:table-cell office:value-type="string" calcext:value-type="string">
            <text:p>spec_mat_f2_bis</text:p>
          </table:table-cell>
          <table:table-cell table:formula="of:=(4+128*25)*4" office:value-type="float" office:value="12816" calcext:value-type="float">
            <text:p>12816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/>
          <table:table-cell office:value-type="string" calcext:value-type="string">
            <text:p>occupied</text:p>
          </table:table-cell>
          <table:table-cell table:formula="of:=SUM([.C3:.C31])" office:value-type="float" office:value="438600" calcext:value-type="float">
            <text:p>438600</text:p>
          </table:table-cell>
        </table:table-row>
        <table:table-row table:style-name="ro3">
          <table:table-cell/>
          <table:table-cell office:value-type="string" calcext:value-type="string">
            <text:p>avialable</text:p>
          </table:table-cell>
          <table:table-cell table:formula="of:=[.C35]-[.C36]" office:value-type="float" office:value="3561400" calcext:value-type="float">
            <text:p>3561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3-10-11T08:40:50.491715866</meta:creation-date>
    <dc:date>2013-10-11T09:10:11.650457710</dc:date>
    <dc:creator>paul </dc:creator>
    <meta:editing-duration>PT19M30S</meta:editing-duration>
    <meta:editing-cycles>2</meta:editing-cycles>
    <meta:generator>LibreOffice/4.1.2.2$Linux_X86_64 LibreOffice_project/410$Build-2</meta:generator>
    <meta:document-statistic meta:table-count="1" meta:cell-count="58" meta:object-count="0"/>
  </office:meta>
</office:document-meta>
</file>